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gistryImpl.removeAllPortl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RegistryImpl.addPortlet( WSRPPortlet port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RegistryImpl.stateChanged( Stat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RegistryImpl.removePortlet( PortletKey portlet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